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Заголовок3" style:master-page-name="MP0" style:family="paragraph">
      <style:paragraph-properties fo:break-before="page" fo:margin-top="0in">
        <style:tab-stops>
          <style:tab-stop style:type="left" style:position="0in"/>
        </style:tab-stops>
      </style:paragraph-properties>
      <style:text-properties fo:font-size="14pt" style:font-size-asian="14pt" fo:language="uk" fo:country="UA"/>
    </style:style>
    <style:style style:name="P2" style:parent-style-name="Основнойтекст" style:family="paragraph">
      <style:text-properties fo:language="uk" fo:country="UA"/>
    </style:style>
    <style:style style:name="P3" style:parent-style-name="Основнойтекст" style:family="paragraph">
      <style:text-properties fo:language="uk" fo:country="UA"/>
    </style:style>
    <style:style style:name="P4" style:parent-style-name="Основнойтекст" style:family="paragraph">
      <style:text-properties fo:language="uk" fo:country="UA"/>
    </style:style>
    <style:style style:name="P5" style:parent-style-name="Основнойтекст" style:family="paragraph">
      <style:text-properties fo:language="uk" fo:country="UA"/>
    </style:style>
    <style:style style:name="P6" style:parent-style-name="Основнойтекст" style:family="paragraph">
      <style:text-properties fo:language="uk" fo:country="UA"/>
    </style:style>
    <style:style style:name="P7" style:parent-style-name="Заголовок3" style:family="paragraph">
      <style:paragraph-properties fo:margin-top="0in" fo:margin-left="0.0104in">
        <style:tab-stops>
          <style:tab-stop style:type="left" style:position="-0.0104in"/>
        </style:tab-stops>
      </style:paragraph-properties>
    </style:style>
    <style:style style:name="T8" style:parent-style-name="Основнойшрифтабзаца" style:family="text">
      <style:text-properties fo:font-size="14pt" style:font-size-asian="14pt"/>
    </style:style>
    <style:style style:name="P9" style:parent-style-name="Обычныйвеб" style:family="paragraph">
      <style:paragraph-properties fo:text-align="center"/>
    </style:style>
    <style:style style:name="T10" style:parent-style-name="Основнойшрифтабзаца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P11" style:parent-style-name="Заголовок3" style:family="paragraph">
      <style:paragraph-properties fo:margin-top="0in" fo:margin-left="0.0104in">
        <style:tab-stops>
          <style:tab-stop style:type="left" style:position="-0.0104in"/>
        </style:tab-stops>
      </style:paragraph-properties>
    </style:style>
    <style:style style:name="T12" style:parent-style-name="Основнойшрифтабзаца" style:family="text">
      <style:text-properties fo:font-size="14pt" style:font-size-asian="14pt"/>
    </style:style>
    <style:style style:name="P13" style:parent-style-name="Обычныйвеб" style:family="paragraph">
      <style:paragraph-properties fo:text-align="center"/>
    </style:style>
    <style:style style:name="T14" style:parent-style-name="Основнойшрифтабзаца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P15" style:parent-style-name="Заголовок3" style:family="paragraph">
      <style:paragraph-properties fo:margin-top="0in" fo:margin-left="0.0104in">
        <style:tab-stops>
          <style:tab-stop style:type="left" style:position="-0.0104in"/>
        </style:tab-stops>
      </style:paragraph-properties>
    </style:style>
    <style:style style:name="T16" style:parent-style-name="Основнойшрифтабзаца" style:family="text">
      <style:text-properties fo:font-size="14pt" style:font-size-asian="14pt"/>
    </style:style>
    <style:style style:name="P17" style:parent-style-name="Обычныйвеб" style:family="paragraph">
      <style:paragraph-properties fo:text-align="center"/>
    </style:style>
    <style:style style:name="T18" style:parent-style-name="Основнойшрифтабзаца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P19" style:parent-style-name="Заголовок3" style:family="paragraph">
      <style:paragraph-properties fo:break-before="page" fo:margin-top="0in" fo:margin-left="0.0104in">
        <style:tab-stops>
          <style:tab-stop style:type="left" style:position="-0.0104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20" style:parent-style-name="Заголовок3" style:family="paragraph">
      <style:paragraph-properties fo:break-before="page" fo:margin-top="0in" fo:margin-left="0.0104in">
        <style:tab-stops>
          <style:tab-stop style:type="left" style:position="-0.0104in"/>
        </style:tab-stops>
      </style:paragraph-properties>
    </style:style>
    <style:style style:name="T21" style:parent-style-name="Основнойшрифтабзаца" style:family="text">
      <style:text-properties style:font-name="Times New Roman" style:font-name-complex="Times New Roman" style:use-window-font-color="true" fo:font-size="26pt" style:font-size-asian="26pt" style:font-size-complex="26pt"/>
    </style:style>
    <style:style style:name="P22" style:parent-style-name="Заголовок3" style:family="paragraph">
      <style:paragraph-properties fo:margin-top="0in" fo:margin-left="0.0104in">
        <style:tab-stops>
          <style:tab-stop style:type="left" style:position="-0.0104in"/>
        </style:tab-stops>
      </style:paragraph-properties>
    </style:style>
    <style:style style:name="T23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24" style:parent-style-name="Заголовок3" style:family="paragraph">
      <style:paragraph-properties fo:text-align="end" fo:margin-top="0in" fo:margin-left="0.0104in">
        <style:tab-stops>
          <style:tab-stop style:type="left" style:position="-0.0104in"/>
        </style:tab-stops>
      </style:paragraph-properties>
    </style:style>
    <style:style style:name="P25" style:parent-style-name="Заголовок3" style:family="paragraph">
      <style:paragraph-properties fo:margin-top="0in" fo:margin-left="0.0104in">
        <style:tab-stops>
          <style:tab-stop style:type="left" style:position="-0.0104in"/>
        </style:tab-stops>
      </style:paragraph-properties>
    </style:style>
    <style:style style:name="P26" style:parent-style-name="Заголовок3" style:family="paragraph">
      <style:paragraph-properties fo:margin-top="0in" fo:margin-left="0.0104in">
        <style:tab-stops>
          <style:tab-stop style:type="left" style:position="-0.0104in"/>
        </style:tab-stops>
      </style:paragraph-properties>
    </style:style>
    <style:style style:name="T27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S1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28" style:parent-style-name="Заголовок3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top="0in" fo:margin-bottom="0in"/>
    </style:style>
    <style:style style:name="T29" style:parent-style-name="Основнойшрифтабзаца" style:family="text">
      <style:text-properties style:font-name="Times New Roman" style:font-name-complex="Times New Roman" style:use-window-font-color="true" fo:font-size="14pt" style:font-size-asian="14pt"/>
    </style:style>
    <style:style style:name="T30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31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32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33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S2" style:family="section">
      <style:section-properties fo:margin-left="0in" fo:margin-right="0in" style:writing-mode="lr-tb"/>
    </style:style>
    <style:style style:name="P34" style:parent-style-name="Заголовок3" style:family="paragraph">
      <style:paragraph-properties fo:margin-top="0.1138in" fo:margin-bottom="0.0354in"/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5" style:parent-style-name="Заголовок3" style:family="paragraph">
      <style:paragraph-properties fo:break-before="page" fo:margin-top="0.1138in" fo:margin-bottom="0.0354in" fo:margin-left="0.0104in">
        <style:tab-stops>
          <style:tab-stop style:type="left" style:position="-0.0104in"/>
        </style:tab-stops>
      </style:paragraph-properties>
    </style:style>
    <style:style style:name="T36" style:parent-style-name="Основнойшрифтабзаца" style:family="text">
      <style:text-properties style:font-name="Times New Roman" style:font-name-complex="Times New Roman" style:use-window-font-color="true" fo:font-size="26pt" style:font-size-asian="26pt" style:font-size-complex="26pt"/>
    </style:style>
    <style:style style:name="P37" style:parent-style-name="Заголовок3" style:family="paragraph">
      <style:paragraph-properties fo:margin-top="0.1138in" fo:margin-bottom="0.0354in" fo:margin-left="0.0104in">
        <style:tab-stops>
          <style:tab-stop style:type="left" style:position="-0.0104in"/>
        </style:tab-stops>
      </style:paragraph-properties>
    </style:style>
    <style:style style:name="T38" style:parent-style-name="Основнойшрифтабзаца" style:family="text">
      <style:text-properties style:font-name="Times New Roman" style:font-name-complex="Times New Roman" style:use-window-font-color="true" fo:font-size="14pt" style:font-size-asian="14pt"/>
    </style:style>
    <style:style style:name="P39" style:parent-style-name="Заголовок3" style:family="paragraph">
      <style:paragraph-properties fo:margin-top="0.0826in" fo:margin-bottom="0.0826in"/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40" style:parent-style-name="Заголовок3" style:family="paragraph">
      <style:paragraph-properties fo:margin-top="0.0826in" fo:margin-bottom="0.0826in"/>
    </style:style>
    <style:style style:name="T41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42" style:parent-style-name="Заголовок3" style:family="paragraph">
      <style:paragraph-properties fo:margin-top="0.0826in" fo:margin-bottom="0.0826in"/>
    </style:style>
    <style:style style:name="P43" style:parent-style-name="Заголовок3" style:family="paragraph">
      <style:paragraph-properties fo:break-before="page" fo:margin-top="0.1138in" fo:margin-bottom="0.0354in" fo:margin-left="0.0104in">
        <style:tab-stops>
          <style:tab-stop style:type="left" style:position="-0.0104in"/>
        </style:tab-stops>
      </style:paragraph-properties>
      <style:text-properties fo:font-size="26pt" style:font-size-asian="26pt" style:font-size-complex="26pt"/>
    </style:style>
    <style:style style:name="P44" style:parent-style-name="Заголовок3" style:family="paragraph">
      <style:paragraph-properties fo:margin-top="0.1138in" fo:margin-bottom="0.0354in" fo:margin-left="0.0104in">
        <style:tab-stops>
          <style:tab-stop style:type="left" style:position="-0.0104in"/>
        </style:tab-stops>
      </style:paragraph-properties>
    </style:style>
    <style:style style:name="T45" style:parent-style-name="Основнойшрифтабзаца" style:family="text">
      <style:text-properties style:font-name="Times New Roman" style:font-name-complex="Times New Roman" style:use-window-font-color="true" fo:font-size="26pt" style:font-size-asian="26pt" style:font-size-complex="26pt"/>
    </style:style>
    <style:style style:name="P46" style:parent-style-name="Заголовок3" style:family="paragraph">
      <style:paragraph-properties fo:margin-top="0.1138in" fo:margin-bottom="0.0354in" fo:margin-left="0.0104in">
        <style:tab-stops>
          <style:tab-stop style:type="left" style:position="-0.0104in"/>
        </style:tab-stops>
      </style:paragraph-properties>
    </style:style>
    <style:style style:name="T47" style:parent-style-name="Основнойшрифтабзаца" style:family="text">
      <style:text-properties style:font-name="Times New Roman" style:font-name-complex="Times New Roman" style:use-window-font-color="true" fo:font-size="14pt" style:font-size-asian="14pt"/>
    </style:style>
    <style:style style:name="P48" style:parent-style-name="Заголовок3" style:family="paragraph">
      <style:paragraph-properties fo:margin-top="0.1138in" fo:margin-bottom="0.0354in" fo:margin-left="0.0104in">
        <style:tab-stops>
          <style:tab-stop style:type="left" style:position="-0.0104in"/>
        </style:tab-stops>
      </style:paragraph-properties>
    </style:style>
    <style:style style:name="T49" style:parent-style-name="Основнойшрифтабзаца" style:family="text">
      <style:text-properties style:font-name="Times New Roman" style:font-name-complex="Times New Roman" style:use-window-font-color="true" fo:font-size="14pt" style:font-size-asian="14pt"/>
    </style:style>
    <style:style style:name="P50" style:parent-style-name="Заголовок3" style:family="paragraph">
      <style:paragraph-properties fo:margin-top="0.0826in" fo:margin-bottom="0.0826in"/>
    </style:style>
    <style:style style:name="T51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52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53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54" style:parent-style-name="Заголовок3" style:family="paragraph">
      <style:paragraph-properties fo:margin-top="0.0826in" fo:margin-bottom="0.0826in"/>
    </style:style>
    <style:style style:name="T55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56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57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58" style:parent-style-name="Заголовок3" style:family="paragraph">
      <style:paragraph-properties fo:break-before="page" fo:margin-top="0.1138in" fo:margin-bottom="0.0354in" fo:margin-left="0.0104in">
        <style:tab-stops>
          <style:tab-stop style:type="left" style:position="-0.0104in"/>
        </style:tab-stops>
      </style:paragraph-properties>
      <style:text-properties fo:font-size="26pt" style:font-size-asian="26pt" style:font-size-complex="26pt"/>
    </style:style>
    <style:style style:name="P59" style:parent-style-name="Заголовок3" style:family="paragraph">
      <style:paragraph-properties fo:margin-top="0.1138in" fo:margin-bottom="0.0354in" fo:margin-left="0.0104in">
        <style:tab-stops>
          <style:tab-stop style:type="left" style:position="-0.0104in"/>
        </style:tab-stops>
      </style:paragraph-properties>
    </style:style>
    <style:style style:name="T60" style:parent-style-name="Основнойшрифтабзаца" style:family="text">
      <style:text-properties style:font-name="Times New Roman" style:font-name-complex="Times New Roman" style:use-window-font-color="true" fo:font-size="26pt" style:font-size-asian="26pt" style:font-size-complex="26pt"/>
    </style:style>
    <style:style style:name="P61" style:parent-style-name="Заголовок3" style:family="paragraph">
      <style:paragraph-properties fo:margin-top="0.1138in" fo:margin-bottom="0.0354in" fo:margin-left="0.0104in">
        <style:tab-stops>
          <style:tab-stop style:type="left" style:position="-0.0104in"/>
        </style:tab-stops>
      </style:paragraph-properties>
    </style:style>
    <style:style style:name="T62" style:parent-style-name="Основнойшрифтабзаца" style:family="text">
      <style:text-properties style:font-name="Times New Roman" style:font-name-complex="Times New Roman" style:use-window-font-color="true" fo:font-size="14pt" style:font-size-asian="14pt"/>
    </style:style>
    <style:style style:name="P63" style:parent-style-name="Заголовок3" style:family="paragraph">
      <style:paragraph-properties fo:margin-top="0.1138in" fo:margin-bottom="0.0354in" fo:margin-left="0.0104in">
        <style:tab-stops>
          <style:tab-stop style:type="left" style:position="-0.0104in"/>
        </style:tab-stops>
      </style:paragraph-properties>
    </style:style>
    <style:style style:name="T64" style:parent-style-name="Основнойшрифтабзаца" style:family="text">
      <style:text-properties style:font-name="Times New Roman" style:font-name-complex="Times New Roman" style:use-window-font-color="true" fo:font-size="14pt" style:font-size-asian="14pt"/>
    </style:style>
    <style:style style:name="P65" style:parent-style-name="Заголовок3" style:family="paragraph">
      <style:paragraph-properties fo:margin-top="0in" fo:margin-bottom="0in"/>
    </style:style>
    <style:style style:name="T66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67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family="graphic" style:name="a0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#ffffff" style:wrap="parallel" style:wrap-contour="false" draw:opacity="100%" fo:clip="rect(0in, 0in, 0in, 0in)" style:horizontal-rel="paragraph" style:vertical-rel="paragraph" style:horizontal-pos="left" style:vertical-pos="top"/>
    </style:style>
    <style:style style:family="graphic" style:name="a4" style:parent-style-name="Graphics">
      <style:graphic-properties fo:border="0.01042in none" fo:background-color="#ffffff" draw:opacity="100%" fo:clip="rect(0in, 0in, 0in, 0in)"/>
    </style:style>
    <style:style style:family="graphic" style:name="a5" style:parent-style-name="Graphics">
      <style:graphic-properties fo:border="0.01042in none" fo:background-color="#ffffff" draw:opacity="100%" fo:clip="rect(0in, 0in, 0in, 0in)"/>
    </style:style>
  </office:automatic-styles>
  <office:body>
    <office:text text:use-soft-page-breaks="true">
      <text:h text:style-name="P1" text:outline-level="3"/>
      <text:p text:style-name="P2"/>
      <text:p text:style-name="P3"/>
      <text:p text:style-name="P4"/>
      <text:p text:style-name="P5"/>
      <text:p text:style-name="P6"/>
      <text:h text:style-name="P7" text:outline-level="3"><text:span text:style-name="T8"><draw:frame draw:id="id0" draw:style-name="a0" draw:name="Надпись 13" text:anchor-type="as-char" svg:x="0in" svg:y="0in" svg:width="5.72917in" svg:height="1.25in" style:rel-width="scale" style:rel-height="scale"><draw:text-box><text:p text:style-name="P9"><text:span text:style-name="T10">Знаменитые</text:span></text:p></draw:text-box><svg:title/><svg:desc/></draw:frame></text:span></text:h>
      <text:p text:style-name="Основнойтекст"/>
      <text:h text:style-name="P11" text:outline-level="3"><text:span text:style-name="T12"><draw:frame draw:id="id1" draw:style-name="a1" draw:name="Надпись 9" text:anchor-type="as-char" svg:x="0in" svg:y="0in" svg:width="3in" svg:height="0.71875in" style:rel-width="scale" style:rel-height="scale"><draw:text-box><text:p text:style-name="P13"><text:span text:style-name="T14">имена</text:span></text:p></draw:text-box><svg:title/><svg:desc/></draw:frame></text:span></text:h>
      <text:p text:style-name="Основнойтекст"/>
      <text:h text:style-name="P15" text:outline-level="3"><text:span text:style-name="T16"><draw:frame draw:id="id2" draw:style-name="a2" draw:name="Надпись 8" text:anchor-type="as-char" svg:x="0in" svg:y="0in" svg:width="5.98958in" svg:height="1.10417in" style:rel-width="scale" style:rel-height="scale"><draw:text-box><text:p text:style-name="P17"><text:span text:style-name="T18">информатики</text:span></text:p></draw:text-box><svg:title/><svg:desc/></draw:frame></text:span></text:h>
      <text:h text:style-name="P19" text:outline-level="3"/>
      <text:soft-page-break/>
      <text:h text:style-name="P20" text:outline-level="3"><text:span text:style-name="T21">Блез Паскаль<text:s/></text:span></text:h>
      <text:h text:style-name="P22" text:outline-level="3"><text:span text:style-name="T23"><draw:frame draw:z-index="251658240" draw:style-name="a3" draw:name="Picture 4" text:anchor-type="paragraph" svg:x="0in" svg:y="0in" svg:width="3.46875in" svg:height="4.13542in" style:rel-width="scale" style:rel-height="scale"><draw:image xlink:href="media/image1.jpeg" xlink:type="simple" xlink:show="embed" xlink:actuate="onLoad"/><svg:title/><svg:desc/></draw:frame></text:span></text:h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h text:style-name="P24" text:outline-level="3"/>
      <text:h text:style-name="P25" text:outline-level="3"><text:line-break/></text:h>
      <text:h text:style-name="P26" text:outline-level="3"><text:span text:style-name="T27">1623-1662<text:s/></text:span></text:h>
      <text:section text:name="Sect1" text:style-name="S1">
        <text:h text:style-name="P28" text:outline-level="3"><text:span text:style-name="T29">БЛЕЗ ПАСКАЛЬ</text:span><text:span text:style-name="T30"><text:s/>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<text:s/></text:span><text:span text:style-name="T31">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<text:s/></text:span><text:soft-page-break/><text:span text:style-name="T32">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<text:s/></text:span><text:span text:style-name="T33">переносить цифры в следующие разряды и высчитывать общие суммы. Сконструировав за 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h>
        <text:p text:style-name="Основнойтекст"/>
      </text:section>
      <text:section text:name="Sect2" text:style-name="S2">
        <text:h text:style-name="P34" text:outline-level="3"/>
        <text:soft-page-break/>
        <text:h text:style-name="P35" text:outline-level="3"><text:span text:style-name="T36">Лейбниц<text:s/></text:span></text:h>
        <text:h text:style-name="P37" text:outline-level="3"><text:span text:style-name="T38">1646-1716<text:s/></text:span></text:h>
        <text:h text:style-name="P39" text:outline-level="3"><text:s/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h>
        <text:h text:style-name="P40" text:outline-level="3"><text:span text:style-name="T41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text:s/></text:span></text:h>
        <text:h text:style-name="P42" text:outline-level="3"/>
        <text:h text:style-name="P43" text:outline-level="3"/>
        <text:h text:style-name="P44" text:outline-level="3"><text:span text:style-name="T45">Чарльз Беббидж<text:s/></text:span></text:h>
        <text:h text:style-name="P46" text:outline-level="3"><text:span text:style-name="T47"><draw:frame draw:style-name="a4" draw:name="Picture 5" text:anchor-type="as-char" svg:x="0in" svg:y="0in" svg:width="1.5625in" svg:height="2.08333in" style:rel-width="scale" style:rel-height="scale"><draw:image xlink:href="media/image2.jpeg" xlink:type="simple" xlink:show="embed" xlink:actuate="onLoad"/><svg:title/><svg:desc/></draw:frame></text:span></text:h>
        <text:h text:style-name="P48" text:outline-level="3"><text:span text:style-name="T49">1792-1871</text:span></text:h>
        <text:h text:style-name="P50" text:outline-level="3"><text:span text:style-name="T51"><text:s/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<text:s/></text:span><text:span text:style-name="T52">первых</text:span><text:span text:style-name="T53"><text:s/>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span></text:h>
        <text:h text:style-name="P54" text:outline-level="3"><text:span text:style-name="T55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<text:s/></text:span><text:span text:style-name="T56">выражения</text:span><text:span text:style-name="T57"><text:s/>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h>
        <text:h text:style-name="P58" text:outline-level="3"/>
        <text:h text:style-name="P59" text:outline-level="3"><text:span text:style-name="T60">Ада Августа Байрон<text:s/></text:span></text:h>
        <text:h text:style-name="P61" text:outline-level="3"><text:span text:style-name="T62"><draw:frame draw:style-name="a5" draw:name="Picture 6" text:anchor-type="as-char" svg:x="0in" svg:y="0in" svg:width="2.5in" svg:height="3.67708in" style:rel-width="scale" style:rel-height="scale"><draw:image xlink:href="media/image3.jpeg" xlink:type="simple" xlink:show="embed" xlink:actuate="onLoad"/><svg:title/><svg:desc/></draw:frame></text:span></text:h>
        <text:h text:style-name="P63" text:outline-level="3"><text:span text:style-name="T64">1815-1852<text:s/></text:span></text:h>
        <text:h text:style-name="P65" text:outline-level="3"><text:span text:style-name="T66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<text:s/></text:span><text:soft-page-break/><text:span text:style-name="T67">впервые машина 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<text:s/></text:span></text:h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сновнойтекст" style:default-outline-level="1">
      <style:paragraph-properties fo:margin-top="0.1944in" fo:margin-bottom="0.1944in"/>
      <style:text-properties style:font-name="Arial Unicode MS" style:font-name-asian="Arial Unicode MS" style:font-name-complex="Arial Unicode MS" fo:font-weight="bold" style:font-weight-asian="bold" style:font-weight-complex="bold" fo:color="#FFFFFF" style:letter-kerning="true" fo:font-size="24pt" style:font-size-asian="24pt" style:font-size-complex="24pt" fo:hyphenate="false"/>
    </style:style>
    <style:style style:name="Заголовок3" style:display-name="Заголовок 3" style:family="paragraph" style:parent-style-name="Обычный" style:next-style-name="Основнойтекст" style:default-outline-level="3">
      <style:paragraph-properties fo:margin-top="0.1944in" fo:margin-bottom="0.1944in"/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fo:hyphenate="false"/>
    </style:style>
    <style:style style:name="Обычный" style:display-name="Обычный" style:family="paragraph">
      <style:text-properties fo:font-size="12pt" style:font-size-asian="12pt" style:font-size-complex="12pt" fo:language="ru" fo:country="RU" style:language-asian="ar" style:country-asian="SA" fo:hyphenate="false"/>
    </style:style>
    <style:style style:name="Основнойшрифтабзаца" style:display-name="Основной шрифт абзаца" style:family="text"/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Absatz-Standardschriftart" style:display-name="Absatz-Standardschriftart" style:family="text"/>
    <style:style style:name="Заголовок" style:display-name="Заголовок" style:family="paragraph" style:parent-style-name="Обычный" style:next-style-name="Основнойтекст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Основнойтекст" style:display-name="Основной текст" style:family="paragraph" style:parent-style-name="Обычный">
      <style:paragraph-properties fo:margin-bottom="0.0833in"/>
      <style:text-properties fo:hyphenate="false"/>
    </style:style>
    <style:style style:name="Список" style:display-name="Список" style:family="paragraph" style:parent-style-name="Основнойтекст">
      <style:text-properties fo:hyphenate="false"/>
    </style:style>
    <style:style style:name="Название" style:display-name="Название" style:family="paragraph" style:parent-style-name="Обычный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Указатель" style:display-name="Указатель" style:family="paragraph" style:parent-style-name="Обычный">
      <style:paragraph-properties text:number-lines="false"/>
      <style:text-properties fo:hyphenate="false"/>
    </style:style>
    <style:style style:name="Обычныйвеб" style:display-name="Обычный (веб)" style:family="paragraph" style:parent-style-name="Обычный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125in" fo:margin-left="0.9173in" fo:margin-bottom="0.5125in" fo:margin-right="0.3263in" fo:border="0.2777in solid #000000" fo:padding-top="0.0138in" fo:padding-left="0.0416in" fo:padding-bottom="0.0138in" fo:padding-right="0.0416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Знаменитые имена в информатике</dc:title>
    <dc:subject/>
    <meta:initial-creator>Sed</meta:initial-creator>
    <dc:creator>Волохова Ельміра Агарагімівна</dc:creator>
    <meta:creation-date>2020-11-10T14:43:00Z</meta:creation-date>
    <dc:date>2020-11-10T14:43:00Z</dc:date>
    <meta:print-date>1900-01-01T08:00:00Z</meta:print-date>
    <meta:template xlink:href="Normal" xlink:type="simple"/>
    <meta:editing-cycles>2</meta:editing-cycles>
    <meta:editing-duration>PT0S</meta:editing-duration>
    <meta:user-defined meta:name="ContentTypeId">0x0101000726529C24B5F545BFCB2F733CD1B77F</meta:user-defined>
    <meta:document-statistic meta:page-count="7" meta:paragraph-count="14" meta:word-count="1103" meta:character-count="7382" meta:row-count="52" meta:non-whitespace-character-count="6293"/>
  </office:meta>
</office:document-meta>
</file>